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2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00ff00" fo:border="0.06pt solid #000000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  <style:text-properties fo:color="#dc23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5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8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  <table:table-cell table:style-name="ce8"/>
          <table:table-cell table:style-name="ce1" office:value-type="string">
            <text:p>Axle loading</text:p>
          </table:table-cell>
          <table:table-cell table:number-columns-repeated="2"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8"/>
          <table:table-cell table:style-name="ce1" table:formula="of:=SUM([.H2:.H5])" office:value-type="float" office:value="68514">
            <text:p>68514</text:p>
          </table:table-cell>
          <table:table-cell table:number-columns-repeated="3"/>
          <table:table-cell table:style-name="ce8"/>
          <table:table-cell table:style-name="ce1" table:formula="of:=SUM([.M2:.M5])" office:value-type="float" office:value="60000">
            <text:p>60000</text:p>
          </table:table-cell>
          <table:table-cell table:number-columns-repeated="2"/>
          <table:table-cell table:style-name="ce8"/>
          <table:table-cell table:style-name="ce1" table:formula="of:=SUM([.Q2:.Q5])" office:value-type="float" office:value="50180">
            <text:p>50180</text:p>
          </table:table-cell>
          <table:table-cell table:number-columns-repeated="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number-columns-repeated="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9" office:value-type="string" table:number-columns-spanned="2" table:number-rows-spanned="1">
            <text:p>Increasing no. of axles</text:p>
          </table:table-cell>
          <table:covered-table-cell table:style-name="ce5"/>
          <table:table-cell/>
          <table:table-cell table:style-name="ce9" office:value-type="string" table:number-columns-spanned="2" table:number-rows-spanned="1">
            <text:p>Axle load</text:p>
          </table:table-cell>
          <table:covered-table-cell table:style-name="ce5"/>
          <table:table-cell table:number-columns-repeated="2"/>
          <table:table-cell table:style-name="ce9" office:value-type="string" table:number-columns-spanned="2" table:number-rows-spanned="1">
            <text:p>Engine downsizing</text:p>
          </table:table-cell>
          <table:covered-table-cell table:style-name="ce5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5" office:value-type="string">
            <text:p>3,15,51,87, 99,135</text:p>
          </table:table-cell>
          <table:table-cell table:style-name="ce5" office:value-type="string">
            <text:p>D11</text:p>
          </table:table-cell>
          <table:table-cell/>
          <table:table-cell table:style-name="ce5" office:value-type="string">
            <text:p>15,27,39</text:p>
          </table:table-cell>
          <table:table-cell table:style-name="ce5" office:value-type="string">
            <text:p>D11</text:p>
          </table:table-cell>
          <table:table-cell table:number-columns-repeated="2"/>
          <table:table-cell table:style-name="ce5" office:value-type="string">
            <text:p>87,91,95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5" office:value-type="string">
            <text:p>7,19,55,91,103,139</text:p>
          </table:table-cell>
          <table:table-cell table:style-name="ce5" office:value-type="string">
            <text:p>D13</text:p>
          </table:table-cell>
          <table:table-cell/>
          <table:table-cell table:style-name="ce5" office:value-type="string">
            <text:p>19,31,43</text:p>
          </table:table-cell>
          <table:table-cell table:style-name="ce5" office:value-type="string">
            <text:p>D13</text:p>
          </table:table-cell>
          <table:table-cell table:number-columns-repeated="2"/>
          <table:table-cell table:style-name="ce9" office:value-type="string" table:number-columns-spanned="2" table:number-rows-spanned="1">
            <text:p>Buffer size</text:p>
          </table:table-cell>
          <table:covered-table-cell table:style-name="ce5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5" office:value-type="string">
            <text:p>11,23,59,95,107,143</text:p>
          </table:table-cell>
          <table:table-cell table:style-name="ce5" office:value-type="string">
            <text:p>D16</text:p>
          </table:table-cell>
          <table:table-cell/>
          <table:table-cell table:style-name="ce5" office:value-type="string">
            <text:p>23,35,47</text:p>
          </table:table-cell>
          <table:table-cell table:style-name="ce5" office:value-type="string">
            <text:p>D16</text:p>
          </table:table-cell>
          <table:table-cell table:number-columns-repeated="2"/>
          <table:table-cell table:style-name="ce5" office:value-type="string">
            <text:p>172, 173, 174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 table:number-columns-repeated="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number-columns-repeated="10"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number-columns-repeated="10"/>
          <table:table-cell table:style-name="ce8"/>
          <table:table-cell table:style-name="ce1" table:formula="of:=SUM([.Q9:.Q12])" office:value-type="float" office:value="79734">
            <text:p>79734</text:p>
          </table:table-cell>
          <table:table-cell table:number-columns-repeated="3"/>
        </table:table-row>
        <table:table-row table:style-name="ro3">
          <table:table-cell table:number-columns-repeated="2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1" office:value-type="float" office:value="25">
            <text:p>2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7">
            <text:p>3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table-cell table:style-name="ce13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1" office:value-type="float" office:value="26">
            <text:p>2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8">
            <text:p>3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27">
            <text:p>2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9">
            <text:p>3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1" office:value-type="float" office:value="28">
            <text:p>2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0">
            <text:p>4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29">
            <text:p>2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1">
            <text:p>4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0">
            <text:p>3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2">
            <text:p>4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1">
            <text:p>3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3">
            <text:p>4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2">
            <text:p>3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4">
            <text:p>4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3">
            <text:p>3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5">
            <text:p>4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4">
            <text:p>3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6">
            <text:p>4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5">
            <text:p>3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7">
            <text:p>4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6">
            <text:p>3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8">
            <text:p>4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1">
            <text:p>6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3">
            <text:p>73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table-cell table:style-name="ce13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2">
            <text:p>62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4">
            <text:p>7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3">
            <text:p>63</text:p>
          </table:table-cell>
          <table:table-cell table:style-name="ce10" office:value-type="string">
            <text:p>D11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5">
            <text:p>75</text:p>
          </table:table-cell>
          <table:table-cell table:style-name="ce10" office:value-type="string">
            <text:p>D11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4">
            <text:p>6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6">
            <text:p>76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5">
            <text:p>65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7">
            <text:p>77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6">
            <text:p>66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8">
            <text:p>7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7">
            <text:p>67</text:p>
          </table:table-cell>
          <table:table-cell table:style-name="ce10" office:value-type="string">
            <text:p>D13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9">
            <text:p>79</text:p>
          </table:table-cell>
          <table:table-cell table:style-name="ce10" office:value-type="string">
            <text:p>D13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8">
            <text:p>6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0">
            <text:p>80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9">
            <text:p>69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81">
            <text:p>81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0">
            <text:p>70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82">
            <text:p>8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71">
            <text:p>71</text:p>
          </table:table-cell>
          <table:table-cell table:style-name="ce10" office:value-type="string">
            <text:p>D16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83">
            <text:p>83</text:p>
          </table:table-cell>
          <table:table-cell table:style-name="ce10" office:value-type="string">
            <text:p>D16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2">
            <text:p>7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4">
            <text:p>84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09">
            <text:p>10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1">
            <text:p>121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0">
            <text:p>11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2">
            <text:p>12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1">
            <text:p>11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3">
            <text:p>12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2">
            <text:p>11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4">
            <text:p>12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3">
            <text:p>11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5">
            <text:p>125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4">
            <text:p>11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6">
            <text:p>12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5">
            <text:p>11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7">
            <text:p>12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6">
            <text:p>11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8">
            <text:p>12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7">
            <text:p>11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9">
            <text:p>129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8">
            <text:p>11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0">
            <text:p>13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9">
            <text:p>11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1">
            <text:p>13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0">
            <text:p>12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2">
            <text:p>13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5">
            <text:p>14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7">
            <text:p>15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6">
            <text:p>14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8">
            <text:p>15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7">
            <text:p>14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9">
            <text:p>15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8">
            <text:p>14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0">
            <text:p>16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9">
            <text:p>14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1">
            <text:p>16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0">
            <text:p>15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2">
            <text:p>16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1">
            <text:p>15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3">
            <text:p>16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2">
            <text:p>15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4">
            <text:p>16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3">
            <text:p>15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5">
            <text:p>16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4">
            <text:p>15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6">
            <text:p>16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5">
            <text:p>15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7">
            <text:p>16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6">
            <text:p>15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8">
            <text:p>16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1</text:p>
          </table:table-cell>
          <table:table-cell table:number-columns-repeated="15"/>
        </table:table-row>
        <table:table-row table:style-name="ro3">
          <table:table-cell table:style-name="ce3" table:formula="of:=[.A81]+1" office:value-type="float" office:value="170">
            <text:p>170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2</text:p>
          </table:table-cell>
          <table:table-cell table:number-columns-repeated="15"/>
        </table:table-row>
        <table:table-row table:style-name="ro3">
          <table:table-cell table:style-name="ce3" table:formula="of:=[.A82]+1" office:value-type="float" office:value="171">
            <text:p>17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table:formula="of:=[.A83]+1" office:value-type="float" office:value="172">
            <text:p>172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85]+1" office:value-type="float" office:value="173">
            <text:p>17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2</text:p>
          </table:table-cell>
          <table:table-cell table:number-columns-repeated="15"/>
        </table:table-row>
        <table:table-row table:style-name="ro3">
          <table:table-cell table:style-name="ce3" table:formula="of:=[.A86]+1" office:value-type="float" office:value="174">
            <text:p>174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4">
          <table:table-cell table:style-name="ce3" table:formula="of:=[.A87]+1" office:value-type="float" office:value="175">
            <text:p>17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5</text:p>
          </table:table-cell>
          <table:table-cell table:number-columns-repeated="14"/>
        </table:table-row>
        <table:table-row table:style-name="ro4">
          <table:table-cell table:style-name="ce3" table:formula="of:=[.A89]+1" office:value-type="float" office:value="176">
            <text:p>176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3</text:p>
          </table:table-cell>
          <table:table-cell table:number-columns-repeated="14"/>
        </table:table-row>
        <table:table-row table:style-name="ro4">
          <table:table-cell table:style-name="ce3" table:formula="of:=[.A90]+1" office:value-type="float" office:value="177">
            <text:p>17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1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3">
          <table:table-cell table:style-name="ce3" table:formula="of:=[.A91]+1" office:value-type="float" office:value="178">
            <text:p>178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3]+1" office:value-type="float" office:value="179">
            <text:p>17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4]+1" office:value-type="float" office:value="180">
            <text:p>180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 table:number-rows-repeated="10484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7-15T13:53:53</meta:creation-date>
    <dc:date>2014-07-24T16:05:30</dc:date>
    <dc:creator>Karthik Venkataraman</dc:creator>
    <meta:editing-duration>P1DT9H10M51S</meta:editing-duration>
    <meta:editing-cycles>67</meta:editing-cycles>
    <meta:generator>LibreOffice/3.5$Linux_X86_64 LibreOffice_project/350m1$Build-2</meta:generator>
    <meta:document-statistic meta:table-count="3" meta:cell-count="921" meta:object-count="0"/>
  </office:meta>
</office:document-meta>
</file>